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9024" calcext:value-type="float">
            <text:p>48.5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7064" calcext:value-type="float">
            <text:p>48.1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036" calcext:value-type="float">
            <text:p>48.6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8752" calcext:value-type="float">
            <text:p>48.6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17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16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892" calcext:value-type="float">
            <text:p>48.5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1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8376" calcext:value-type="float">
            <text:p>48.7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412" calcext:value-type="float">
            <text:p>48.2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1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1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0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5496" calcext:value-type="float">
            <text:p>48.5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0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7456" calcext:value-type="float">
            <text:p>48.9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0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1296" calcext:value-type="float">
            <text:p>49.2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0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0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0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0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0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0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22" calcext:value-type="float">
            <text:p>48.0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200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4576" calcext:value-type="float">
            <text:p>48.8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199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8648" calcext:value-type="float">
            <text:p>48.6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199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199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1996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199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168</text:p>
          </table:table-cell>
          <table:table-cell office:value-type="string" calcext:value-type="string">
            <text:p>16N 8W 22AAAB1:39151</text:p>
          </table:table-cell>
          <table:table-cell office:value-type="string" calcext:value-type="string">
            <text:p>199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